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fo:font-style="italic" style:font-style-asian="italic" style:font-style-complex="italic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style:font-style-asian="italic" style:font-style-complex="italic"/>
    </style:style>
    <style:style style:name="T598" style:family="text">
      <style:text-properties fo:font-style="italic" style:font-style-asian="italic" style:font-style-complex="italic"/>
    </style:style>
    <style:style style:name="T599" style:family="text">
      <style:text-properties fo:font-style="italic" style:font-style-asian="italic" style:font-style-complex="italic"/>
    </style:style>
    <style:style style:name="T600" style:family="text">
      <style:text-properties fo:font-style="italic" style:font-style-asian="italic" style:font-style-complex="italic"/>
    </style:style>
    <style:style style:name="T601" style:family="text">
      <style:text-properties fo:font-style="italic" style:font-style-asian="italic" style:font-style-complex="italic"/>
    </style:style>
    <style:style style:name="T602" style:family="text">
      <style:text-properties fo:font-style="italic" style:font-style-asian="italic" style:font-style-complex="italic"/>
    </style:style>
    <style:style style:name="T603" style:family="text">
      <style:text-properties fo:font-style="italic" style:font-style-asian="italic" style:font-style-complex="italic"/>
    </style:style>
    <style:style style:name="T604" style:family="text">
      <style:text-properties fo:font-style="italic" style:font-style-asian="italic" style:font-style-complex="italic"/>
    </style:style>
    <style:style style:name="T605" style:family="text">
      <style:text-properties fo:font-style="italic" style:font-style-asian="italic" style:font-style-complex="italic"/>
    </style:style>
    <style:style style:name="T606" style:family="text">
      <style:text-properties fo:font-style="italic" style:font-style-asian="italic" style:font-style-complex="italic"/>
    </style:style>
    <style:style style:name="T607" style:family="text">
      <style:text-properties fo:font-style="italic" style:font-style-asian="italic" style:font-style-complex="italic"/>
    </style:style>
    <style:style style:name="T608" style:family="text">
      <style:text-properties fo:font-style="italic" style:font-style-asian="italic" style:font-style-complex="italic"/>
    </style:style>
    <style:style style:name="T609" style:family="text">
      <style:text-properties fo:font-style="italic" style:font-style-asian="italic" style:font-style-complex="italic"/>
    </style:style>
    <style:style style:name="T610" style:family="text">
      <style:text-properties fo:font-style="italic" style:font-style-asian="italic" style:font-style-complex="italic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</office:automatic-styles>
  <office:body>
    <office:text>
      <text:p text:style-name="Text_20_body">Name: Uvarov Michael</text:p>
      <text:p text:style-name="Text_20_body">E-mail address: freeakk@gmail.com</text:p>
      <text:p text:style-name="Text_20_body">IRC nickname (if any): freeakk</text:p>
      <text:p text:style-name="Text_20_body">Any personal websites, blogs, identica, twitter, etc: <text:a xlink:type="simple" xlink:href="https://github.com/freeakk" office:name=""><text:span text:style-name="Definition">Github profile</text:span></text:a></text:p>
      <text:p text:style-name="Text_20_body">Biography (tell us a bit about yourself):</text:p>
      <text:p text:style-name="Text_20_body">I am from Rostov-on-Don in Russia. I am studding at Southern Federal University from 2008. I use Open Source software every day.</text:p>
      <text:p text:style-name="Text_20_body">At 2007, I started to help my school with an Internet gateway and I made a decision to use GNU/Linux for this task. Then I was in Traffpro command as a front-end developer.</text:p>
      <text:p text:style-name="Text_20_body">My first passion in programming was PHP. It was simple and there were a lot of literature about it. I used PHP for four years, so I realized its pluses and minuses. Besides, I learned JavaScript and SQL. The university helped me to improve my skills.</text:p>
      <text:p text:style-name="Text_20_body">Finally, I started using Erlang as my main language. I found a noisy problem with advanced Unicode support and solved it. Of course my approach was not so efficient and did not support locales. That's why, I created a binding for ICU library as an alternative.</text:p>
      <text:p text:style-name="Text_20_body">I decided to participate in GSoC 2012, because I like Open Source software and want to make it better. I want to gain invaluable experience of developing in international command of professionals.</text:p>
      <text:p text:style-name="Text_20_body">Eligibility: yes</text:p>
      <text:h text:style-name="Heading_20_1" text:outline-level="1">Background Information</text:h>
      <text:p text:style-name="First_20_paragraph"><text:span text:style-name="T1">Have</text:span><text:span text:style-name="T2"> </text:span><text:span text:style-name="T3">you</text:span><text:span text:style-name="T4"> </text:span><text:span text:style-name="T5">taken</text:span><text:span text:style-name="T6"> </text:span><text:span text:style-name="T7">part</text:span><text:span text:style-name="T8"> </text:span><text:span text:style-name="T9">in</text:span><text:span text:style-name="T10"> </text:span><text:span text:style-name="T11">GSoC</text:span><text:span text:style-name="T12"> </text:span><text:span text:style-name="T13">and</text:span><text:span text:style-name="T14">/</text:span><text:span text:style-name="T15">or</text:span><text:span text:style-name="T16"> </text:span><text:span text:style-name="T17">GHOP</text:span><text:span text:style-name="T18"> </text:span><text:span text:style-name="T19">and</text:span><text:span text:style-name="T20">/</text:span><text:span text:style-name="T21">or</text:span><text:span text:style-name="T22"> </text:span><text:span text:style-name="T23">GCI</text:span><text:span text:style-name="T24"> </text:span><text:span text:style-name="T25">before</text:span><text:span text:style-name="T26">?</text:span></text:p>
      <text:p text:style-name="Text_20_body">no</text:p>
      <text:p text:style-name="Text_20_body"><text:span text:style-name="T27">Please</text:span><text:span text:style-name="T28"> </text:span><text:span text:style-name="T29">tell</text:span><text:span text:style-name="T30"> </text:span><text:span text:style-name="T31">us</text:span><text:span text:style-name="T32"> </text:span><text:span text:style-name="T33">about</text:span><text:span text:style-name="T34"> </text:span><text:span text:style-name="T35">any</text:span><text:span text:style-name="T36"> </text:span><text:span text:style-name="T37">previous</text:span><text:span text:style-name="T38"> </text:span><text:span text:style-name="T39">experience</text:span><text:span text:style-name="T40"> </text:span><text:span text:style-name="T41">you</text:span><text:span text:style-name="T42"> </text:span><text:span text:style-name="T43">have</text:span><text:span text:style-name="T44"> </text:span><text:span text:style-name="T45">with</text:span><text:span text:style-name="T46"> </text:span><text:span text:style-name="T47">Xapian</text:span><text:span text:style-name="T48">,</text:span><text:span text:style-name="T49"> </text:span><text:span text:style-name="T50">or</text:span><text:span text:style-name="T51"> </text:span><text:span text:style-name="T52">other</text:span><text:span text:style-name="T53"> </text:span><text:span text:style-name="T54">systems</text:span><text:span text:style-name="T55"> </text:span><text:span text:style-name="T56">for</text:span><text:span text:style-name="T57"> </text:span><text:span text:style-name="T58">indexed</text:span><text:span text:style-name="T59"> </text:span><text:span text:style-name="T60">text</text:span><text:span text:style-name="T61"> </text:span><text:span text:style-name="T62">search</text:span><text:span text:style-name="T63">.</text:span></text:p>
      <text:p text:style-name="Text_20_body">I used MyISAM full-text indexes. Also, I worked under Unicode Collation Algorithm in Erlang.</text:p>
      <text:p text:style-name="Text_20_body"><text:span text:style-name="T64">Do</text:span><text:span text:style-name="T65"> </text:span><text:span text:style-name="T66">you</text:span><text:span text:style-name="T67"> </text:span><text:span text:style-name="T68">have</text:span><text:span text:style-name="T69"> </text:span><text:span text:style-name="T70">previous</text:span><text:span text:style-name="T71"> </text:span><text:span text:style-name="T72">experience</text:span><text:span text:style-name="T73"> </text:span><text:span text:style-name="T74">with</text:span><text:span text:style-name="T75"> </text:span><text:span text:style-name="T76">Free</text:span><text:span text:style-name="T77"> </text:span><text:span text:style-name="T78">Software</text:span><text:span text:style-name="T79"> </text:span><text:span text:style-name="T80">and</text:span><text:span text:style-name="T81"> </text:span><text:span text:style-name="T82">Open</text:span><text:span text:style-name="T83"> </text:span><text:span text:style-name="T84">Source</text:span><text:span text:style-name="T85"> </text:span><text:span text:style-name="T86">other</text:span><text:span text:style-name="T87"> </text:span><text:span text:style-name="T88">than</text:span><text:span text:style-name="T89"> </text:span><text:span text:style-name="T90">Xapian</text:span><text:span text:style-name="T91">?</text:span></text:p>
      <text:p text:style-name="Text_20_body">I am a participant of erlang-question mail list. I forked etorrent torrent client and wrote webui for it. I developed Erlang version of an Unicode collator and a library for handling Unicode strings using Unicode Character Database. I used many applications from Erlang/OTP:</text:p>
      <text:p text:style-name="Text_20_body">mnesia, eunit, tv, appmon.</text:p>
      <text:p text:style-name="Text_20_body">And applications from other developers:</text:p>
      <text:list text:style-name="L1">
        <text:list-item>
          <text:p text:style-name="P1">I created few small plugins for rebar. I am using lager and SASL for logging.</text:p>
        </text:list-item>
        <text:list-item>
          <text:p text:style-name="P1">I am using gproc as a dictionary of processes.</text:p>
        </text:list-item>
        <text:list-item>
          <text:p text:style-name="P1">I used mochiweb and cowboy as a web servers.</text:p>
        </text:list-item>
        <text:list-item>
          <text:p text:style-name="P1">I am an user of few JavaScript libraries: qooxdoo, ExtJS, jQuery and a former PHP enthusiast.</text:p>
        </text:list-item>
      </text:list>
      <text:p text:style-name="First_20_paragraph"><text:span text:style-name="T92">What</text:span><text:span text:style-name="T93"> </text:span><text:span text:style-name="T94">other</text:span><text:span text:style-name="T95"> </text:span><text:span text:style-name="T96">relevant</text:span><text:span text:style-name="T97"> </text:span><text:span text:style-name="T98">prior</text:span><text:span text:style-name="T99"> </text:span><text:span text:style-name="T100">experience</text:span><text:span text:style-name="T101"> </text:span><text:span text:style-name="T102">do</text:span><text:span text:style-name="T103"> </text:span><text:span text:style-name="T104">you</text:span><text:span text:style-name="T105"> </text:span><text:span text:style-name="T106">have</text:span><text:span text:style-name="T107"> </text:span><text:span text:style-name="T108">(</text:span><text:span text:style-name="T109">courses</text:span><text:span text:style-name="T110"> </text:span><text:span text:style-name="T111">taken</text:span><text:span text:style-name="T112"> </text:span><text:span text:style-name="T113">at</text:span><text:span text:style-name="T114"> </text:span><text:span text:style-name="T115">college</text:span><text:span text:style-name="T116">,</text:span><text:span text:style-name="T117"> </text:span><text:span text:style-name="T118">hobbies</text:span><text:span text:style-name="T119">,</text:span><text:span text:style-name="T120"> </text:span><text:span text:style-name="T121">holiday</text:span><text:span text:style-name="T122"> </text:span><text:span text:style-name="T123">jobs</text:span><text:span text:style-name="T124">,</text:span><text:span text:style-name="T125"> </text:span><text:span text:style-name="T126">etc</text:span><text:span text:style-name="T127">)</text:span><text:span text:style-name="T128">?</text:span></text:p>
      <text:list text:style-name="L2">
        <text:list-item>
          <text:p text:style-name="P2">Courses of C/C++.</text:p>
        </text:list-item>
        <text:list-item>
          <text:p text:style-name="P2">Coding in Erlang as a hobby.</text:p>
        </text:list-item>
      </text:list>
      <text:p text:style-name="First_20_paragraph"><text:span text:style-name="T129">What</text:span><text:span text:style-name="T130"> </text:span><text:span text:style-name="T131">development</text:span><text:span text:style-name="T132"> </text:span><text:span text:style-name="T133">platforms</text:span><text:span text:style-name="T134">,</text:span><text:span text:style-name="T135"> </text:span><text:span text:style-name="T136">tools</text:span><text:span text:style-name="T137"> </text:span><text:span text:style-name="T138">and</text:span><text:span text:style-name="T139"> </text:span><text:span text:style-name="T140">methods</text:span><text:span text:style-name="T141"> </text:span><text:span text:style-name="T142">do</text:span><text:span text:style-name="T143"> </text:span><text:span text:style-name="T144">you</text:span><text:span text:style-name="T145"> </text:span><text:span text:style-name="T146">prefer</text:span><text:span text:style-name="T147"> </text:span><text:span text:style-name="T148">to</text:span><text:span text:style-name="T149"> </text:span><text:span text:style-name="T150">use</text:span><text:span text:style-name="T151">?</text:span></text:p>
      <text:p text:style-name="Text_20_body">Platform: Debian Linux, Erlang/OTP</text:p>
      <text:p text:style-name="Text_20_body">Tools: rebar, make, git, vim</text:p>
      <text:p text:style-name="Text_20_body">Methods: TDD</text:p>
      <text:p text:style-name="Text_20_body"><text:span text:style-name="T152">Have</text:span><text:span text:style-name="T153"> </text:span><text:span text:style-name="T154">you</text:span><text:span text:style-name="T155"> </text:span><text:span text:style-name="T156">previously</text:span><text:span text:style-name="T157"> </text:span><text:span text:style-name="T158">been</text:span><text:span text:style-name="T159"> </text:span><text:span text:style-name="T160">responsible</text:span><text:span text:style-name="T161"> </text:span><text:span text:style-name="T162">(</text:span><text:span text:style-name="T163">as</text:span><text:span text:style-name="T164"> </text:span><text:span text:style-name="T165">an</text:span><text:span text:style-name="T166"> </text:span><text:span text:style-name="T167">employee</text:span><text:span text:style-name="T168">/</text:span><text:span text:style-name="T169">volunteer</text:span><text:span text:style-name="T170">/</text:span><text:span text:style-name="T171">student</text:span><text:span text:style-name="T172">/</text:span><text:span text:style-name="T173">etc</text:span><text:span text:style-name="T174">)</text:span><text:span text:style-name="T175"> </text:span><text:span text:style-name="T176">for</text:span><text:span text:style-name="T177"> </text:span><text:span text:style-name="T178">a</text:span><text:span text:style-name="T179"> </text:span><text:span text:style-name="T180">project</text:span><text:span text:style-name="T181"> </text:span><text:span text:style-name="T182">of</text:span><text:span text:style-name="T183"> </text:span><text:span text:style-name="T184">a</text:span><text:span text:style-name="T185"> </text:span><text:span text:style-name="T186">similar</text:span><text:span text:style-name="T187"> </text:span><text:span text:style-name="T188">scope</text:span><text:span text:style-name="T189">?</text:span><text:span text:style-name="T190"> </text:span><text:span text:style-name="T191">If</text:span><text:span text:style-name="T192"> </text:span><text:span text:style-name="T193">so</text:span><text:span text:style-name="T194">,</text:span><text:span text:style-name="T195"> </text:span><text:span text:style-name="T196">tell</text:span><text:span text:style-name="T197"> </text:span><text:span text:style-name="T198">us</text:span><text:span text:style-name="T199"> </text:span><text:span text:style-name="T200">about</text:span><text:span text:style-name="T201"> </text:span><text:span text:style-name="T202">it</text:span><text:span text:style-name="T203">.</text:span></text:p>
      <text:p text:style-name="Text_20_body">I implemented ICU binding as NIFs. I used Erlang and C/C++. I learned a lot of things about interoperability of Erlang applications.</text:p>
      <text:p text:style-name="Text_20_body"><text:span text:style-name="T204">What</text:span><text:span text:style-name="T205"> </text:span><text:span text:style-name="T206">timezone</text:span><text:span text:style-name="T207"> </text:span><text:span text:style-name="T208">will</text:span><text:span text:style-name="T209"> </text:span><text:span text:style-name="T210">you</text:span><text:span text:style-name="T211"> </text:span><text:span text:style-name="T212">be</text:span><text:span text:style-name="T213"> </text:span><text:span text:style-name="T214">in</text:span><text:span text:style-name="T215"> </text:span><text:span text:style-name="T216">during</text:span><text:span text:style-name="T217"> </text:span><text:span text:style-name="T218">the</text:span><text:span text:style-name="T219"> </text:span><text:span text:style-name="T220">coding</text:span><text:span text:style-name="T221"> </text:span><text:span text:style-name="T222">period</text:span><text:span text:style-name="T223">?</text:span></text:p>
      <text:p text:style-name="Text_20_body">GMT+4 / MSK</text:p>
      <text:p text:style-name="Text_20_body"><text:span text:style-name="T224">Will</text:span><text:span text:style-name="T225"> </text:span><text:span text:style-name="T226">your</text:span><text:span text:style-name="T227"> </text:span><text:span text:style-name="T228">Summer</text:span><text:span text:style-name="T229"> </text:span><text:span text:style-name="T230">of</text:span><text:span text:style-name="T231"> </text:span><text:span text:style-name="T232">Code</text:span><text:span text:style-name="T233"> </text:span><text:span text:style-name="T234">project</text:span><text:span text:style-name="T235"> </text:span><text:span text:style-name="T236">be</text:span><text:span text:style-name="T237"> </text:span><text:span text:style-name="T238">the</text:span><text:span text:style-name="T239"> </text:span><text:span text:style-name="T240">main</text:span><text:span text:style-name="T241"> </text:span><text:span text:style-name="T242">focus</text:span><text:span text:style-name="T243"> </text:span><text:span text:style-name="T244">of</text:span><text:span text:style-name="T245"> </text:span><text:span text:style-name="T246">your</text:span><text:span text:style-name="T247"> </text:span><text:span text:style-name="T248">time</text:span><text:span text:style-name="T249"> </text:span><text:span text:style-name="T250">during</text:span><text:span text:style-name="T251"> </text:span><text:span text:style-name="T252">the</text:span><text:span text:style-name="T253"> </text:span><text:span text:style-name="T254">program</text:span><text:span text:style-name="T255">?</text:span></text:p>
      <text:p text:style-name="Text_20_body">yes</text:p>
      <text:p text:style-name="Text_20_body"><text:span text:style-name="T256">How</text:span><text:span text:style-name="T257"> </text:span><text:span text:style-name="T258">many</text:span><text:span text:style-name="T259"> </text:span><text:span text:style-name="T260">hours</text:span><text:span text:style-name="T261"> </text:span><text:span text:style-name="T262">a</text:span><text:span text:style-name="T263"> </text:span><text:span text:style-name="T264">week</text:span><text:span text:style-name="T265"> </text:span><text:span text:style-name="T266">will</text:span><text:span text:style-name="T267"> </text:span><text:span text:style-name="T268">you</text:span><text:span text:style-name="T269"> </text:span><text:span text:style-name="T270">realistically</text:span><text:span text:style-name="T271"> </text:span><text:span text:style-name="T272">be</text:span><text:span text:style-name="T273"> </text:span><text:span text:style-name="T274">able</text:span><text:span text:style-name="T275"> </text:span><text:span text:style-name="T276">to</text:span><text:span text:style-name="T277"> </text:span><text:span text:style-name="T278">devote</text:span><text:span text:style-name="T279"> </text:span><text:span text:style-name="T280">to</text:span><text:span text:style-name="T281"> </text:span><text:span text:style-name="T282">your</text:span><text:span text:style-name="T283"> </text:span><text:span text:style-name="T284">project</text:span><text:span text:style-name="T285">?</text:span></text:p>
      <text:p text:style-name="Text_20_body">20 hours</text:p>
      <text:p text:style-name="Text_20_body"><text:span text:style-name="T286">Are</text:span><text:span text:style-name="T287"> </text:span><text:span text:style-name="T288">you</text:span><text:span text:style-name="T289"> </text:span><text:span text:style-name="T290">applying</text:span><text:span text:style-name="T291"> </text:span><text:span text:style-name="T292">for</text:span><text:span text:style-name="T293"> </text:span><text:span text:style-name="T294">other</text:span><text:span text:style-name="T295"> </text:span><text:span text:style-name="T296">projects</text:span><text:span text:style-name="T297"> </text:span><text:span text:style-name="T298">in</text:span><text:span text:style-name="T299"> </text:span><text:span text:style-name="T300">GSoC</text:span><text:span text:style-name="T301"> </text:span><text:span text:style-name="T302">2012</text:span><text:span text:style-name="T303">?</text:span></text:p>
      <text:p text:style-name="Text_20_body">no</text:p>
      <text:h text:style-name="Heading_20_1" text:outline-level="1">Project name: Erlang binding</text:h>
      <text:h text:style-name="Heading_20_2" text:outline-level="2">Motivations</text:h>
      <text:p text:style-name="First_20_paragraph"><text:span text:style-name="T304">Why</text:span><text:span text:style-name="T305"> </text:span><text:span text:style-name="T306">have</text:span><text:span text:style-name="T307"> </text:span><text:span text:style-name="T308">you</text:span><text:span text:style-name="T309"> </text:span><text:span text:style-name="T310">chosen</text:span><text:span text:style-name="T311"> </text:span><text:span text:style-name="T312">this</text:span><text:span text:style-name="T313"> </text:span><text:span text:style-name="T314">particular</text:span><text:span text:style-name="T315"> </text:span><text:span text:style-name="T316">project</text:span><text:span text:style-name="T317">?</text:span></text:p>
      <text:list text:style-name="L3">
        <text:list-item>
          <text:p text:style-name="P3">This project is one of the projects that uses Erlang/OTP. It is my passion.</text:p>
        </text:list-item>
        <text:list-item>
          <text:p text:style-name="P3">This project has strong background in an information retrieval field.</text:p>
        </text:list-item>
        <text:list-item>
          <text:p text:style-name="P3">I am interested in developing back-end applications.</text:p>
        </text:list-item>
        <text:list-item>
          <text:p text:style-name="P3">I think, it is a good challenge for a developer to participate in this kind of events.</text:p>
        </text:list-item>
        <text:list-item>
          <text:p text:style-name="P3">I realize, that this work will be useful for community.</text:p>
        </text:list-item>
        <text:list-item>
          <text:p text:style-name="P3">It is fun.</text:p>
        </text:list-item>
      </text:list>
      <text:p text:style-name="First_20_paragraph"><text:span text:style-name="T318">Who</text:span><text:span text:style-name="T319"> </text:span><text:span text:style-name="T320">will</text:span><text:span text:style-name="T321"> </text:span><text:span text:style-name="T322">benefit</text:span><text:span text:style-name="T323"> </text:span><text:span text:style-name="T324">from</text:span><text:span text:style-name="T325"> </text:span><text:span text:style-name="T326">your</text:span><text:span text:style-name="T327"> </text:span><text:span text:style-name="T328">project</text:span><text:span text:style-name="T329"> </text:span><text:span text:style-name="T330">and</text:span><text:span text:style-name="T331"> </text:span><text:span text:style-name="T332">in</text:span><text:span text:style-name="T333"> </text:span><text:span text:style-name="T334">what</text:span><text:span text:style-name="T335"> </text:span><text:span text:style-name="T336">ways</text:span><text:span text:style-name="T337">?</text:span></text:p>
      <text:p text:style-name="Text_20_body">My project will serve both for the community of Erlang language and for Xapian.</text:p>
      <text:h text:style-name="Heading_20_1" text:outline-level="1">Project Details</text:h>
      <text:p text:style-name="First_20_paragraph"><text:span text:style-name="T338">Describe</text:span><text:span text:style-name="T339"> </text:span><text:span text:style-name="T340">any</text:span><text:span text:style-name="T341"> </text:span><text:span text:style-name="T342">existing</text:span><text:span text:style-name="T343"> </text:span><text:span text:style-name="T344">work</text:span><text:span text:style-name="T345"> </text:span><text:span text:style-name="T346">and</text:span><text:span text:style-name="T347"> </text:span><text:span text:style-name="T348">concepts</text:span><text:span text:style-name="T349"> </text:span><text:span text:style-name="T350">on</text:span><text:span text:style-name="T351"> </text:span><text:span text:style-name="T352">which</text:span><text:span text:style-name="T353"> </text:span><text:span text:style-name="T354">your</text:span><text:span text:style-name="T355"> </text:span><text:span text:style-name="T356">project</text:span><text:span text:style-name="T357"> </text:span><text:span text:style-name="T358">is</text:span><text:span text:style-name="T359"> </text:span><text:span text:style-name="T360">based</text:span><text:span text:style-name="T361">.</text:span></text:p>
      <text:p text:style-name="Text_20_body">This project will contain both Erlang and C++ code. The main ideas are to minimize code base of the driver from C++ part of the library and make calls thread-save.</text:p>
      <text:p text:style-name="Text_20_body">My project will use an Erlang driver interface. Each driver port will handle queries synchronously and have their own set of objects. It is because Xapian objects are not thread save.</text:p>
      <text:p text:style-name="Text_20_body">Ports can be collected into a pool using an Erlang code and work in parallel. I am planning to shape the project as an Erlang/OTP application.</text:p>
      <text:p text:style-name="Text_20_body">I will use rebar for building and for dependency management, eunit for unit testing and proper or triq for property testing.</text:p>
      <text:p text:style-name="Text_20_body">I am planning to use the record syntax for retrieving information from a document and proplists or dict as a dictionary.</text:p>
      <text:p text:style-name="Text_20_body">I also think, `qlc:table' interface can help to impliment iterators.</text:p>
      <text:p text:style-name="Text_20_body"><text:span text:style-name="T362">What</text:span><text:span text:style-name="T363"> </text:span><text:span text:style-name="T364">is</text:span><text:span text:style-name="T365"> </text:span><text:span text:style-name="T366">new</text:span><text:span text:style-name="T367"> </text:span><text:span text:style-name="T368">or</text:span><text:span text:style-name="T369"> </text:span><text:span text:style-name="T370">different</text:span><text:span text:style-name="T371"> </text:span><text:span text:style-name="T372">about</text:span><text:span text:style-name="T373"> </text:span><text:span text:style-name="T374">your</text:span><text:span text:style-name="T375"> </text:span><text:span text:style-name="T376">approach</text:span><text:span text:style-name="T377"> </text:span><text:span text:style-name="T378">which</text:span><text:span text:style-name="T379"> </text:span><text:span text:style-name="T380">hasn</text:span><text:span text:style-name="T381">'</text:span><text:span text:style-name="T382">t</text:span><text:span text:style-name="T383"> </text:span><text:span text:style-name="T384">been</text:span><text:span text:style-name="T385"> </text:span><text:span text:style-name="T386">done</text:span><text:span text:style-name="T387"> </text:span><text:span text:style-name="T388">or</text:span><text:span text:style-name="T389"> </text:span><text:span text:style-name="T390">wasn</text:span><text:span text:style-name="T391">'</text:span><text:span text:style-name="T392">t</text:span><text:span text:style-name="T393"> </text:span><text:span text:style-name="T394">possible</text:span><text:span text:style-name="T395"> </text:span><text:span text:style-name="T396">before</text:span><text:span text:style-name="T397">?</text:span></text:p>
      <text:p text:style-name="Text_20_body">Other bindings use SWIG. My approach is to use only `erl_driver' interface. It provides more wide opportunities to customize and tweak API for Erlang library. But it also requires more work and knowledges.</text:p>
      <text:p text:style-name="Text_20_body"><text:span text:style-name="T398">Do</text:span><text:span text:style-name="T399"> </text:span><text:span text:style-name="T400">you</text:span><text:span text:style-name="T401"> </text:span><text:span text:style-name="T402">have</text:span><text:span text:style-name="T403"> </text:span><text:span text:style-name="T404">any</text:span><text:span text:style-name="T405"> </text:span><text:span text:style-name="T406">preliminary</text:span><text:span text:style-name="T407"> </text:span><text:span text:style-name="T408">findings</text:span><text:span text:style-name="T409"> </text:span><text:span text:style-name="T410">or</text:span><text:span text:style-name="T411"> </text:span><text:span text:style-name="T412">results</text:span><text:span text:style-name="T413"> </text:span><text:span text:style-name="T414">which</text:span><text:span text:style-name="T415"> </text:span><text:span text:style-name="T416">suggest</text:span><text:span text:style-name="T417"> </text:span><text:span text:style-name="T418">that</text:span><text:span text:style-name="T419"> </text:span><text:span text:style-name="T420">your</text:span><text:span text:style-name="T421"> </text:span><text:span text:style-name="T422">approach</text:span><text:span text:style-name="T423"> </text:span><text:span text:style-name="T424">is</text:span><text:span text:style-name="T425"> </text:span><text:span text:style-name="T426">possible</text:span><text:span text:style-name="T427"> </text:span><text:span text:style-name="T428">and</text:span><text:span text:style-name="T429"> </text:span><text:span text:style-name="T430">likely</text:span><text:span text:style-name="T431"> </text:span><text:span text:style-name="T432">to</text:span><text:span text:style-name="T433"> </text:span><text:span text:style-name="T434">succeed</text:span><text:span text:style-name="T435">?</text:span></text:p>
      <text:p text:style-name="Text_20_body">Yes, I have.</text:p>
      <text:p text:style-name="Text_20_body">There are few interfaces in Erlang for C/C++ developers: cnode, driver, linked-in driver and NIFs. I will use a linked-in driver to minimize latency. This interface can be replaced by a driver easily.</text:p>
      <text:p text:style-name="Text_20_body">I will use a <text:span text:style-name="T436">gen</text:span><text:span text:style-name="T437">_</text:span><text:span text:style-name="T438">server</text:span> for encapsulation, because it is a time tested way to access to a shared object.</text:p>
      <text:p text:style-name="Text_20_body"><text:span text:style-name="T439">How</text:span><text:span text:style-name="T440"> </text:span><text:span text:style-name="T441">useful</text:span><text:span text:style-name="T442"> </text:span><text:span text:style-name="T443">will</text:span><text:span text:style-name="T444"> </text:span><text:span text:style-name="T445">your</text:span><text:span text:style-name="T446"> </text:span><text:span text:style-name="T447">results</text:span><text:span text:style-name="T448"> </text:span><text:span text:style-name="T449">be</text:span><text:span text:style-name="T450"> </text:span><text:span text:style-name="T451">when</text:span><text:span text:style-name="T452"> </text:span><text:span text:style-name="T453">not</text:span><text:span text:style-name="T454"> </text:span><text:span text:style-name="T455">everything</text:span><text:span text:style-name="T456"> </text:span><text:span text:style-name="T457">works</text:span><text:span text:style-name="T458"> </text:span><text:span text:style-name="T459">out</text:span><text:span text:style-name="T460"> </text:span><text:span text:style-name="T461">exactly</text:span><text:span text:style-name="T462"> </text:span><text:span text:style-name="T463">as</text:span><text:span text:style-name="T464"> </text:span><text:span text:style-name="T465">planned</text:span><text:span text:style-name="T466">?</text:span></text:p>
      <text:p text:style-name="Text_20_body">Bugs in Erlang code can be easy to find because of both supervising and logging. I will left C++ code as simple as possible to minimize bugs. I will create tests for simple refactoring.</text:p>
      <text:h text:style-name="Heading_20_1" text:outline-level="1">Project Timeline</text:h>
      <text:h text:style-name="Heading_20_2" text:outline-level="2">April - May 21th</text:h>
      <text:p text:style-name="First_20_paragraph"><text:span text:style-name="T467">There</text:span><text:span text:style-name="T468"> </text:span><text:span text:style-name="T469">are</text:span><text:span text:style-name="T470"> </text:span><text:span text:style-name="T471">4</text:span><text:span text:style-name="T472"> </text:span><text:span text:style-name="T473">weeks</text:span><text:span text:style-name="T474"> </text:span><text:span text:style-name="T475">of</text:span><text:span text:style-name="T476"> </text:span><text:span text:style-name="T477">"</text:span><text:span text:style-name="T478">community</text:span><text:span text:style-name="T479"> </text:span><text:span text:style-name="T480">bonding</text:span><text:span text:style-name="T481">"</text:span><text:span text:style-name="T482"> </text:span><text:span text:style-name="T483">after</text:span><text:span text:style-name="T484"> </text:span><text:span text:style-name="T485">accepted</text:span><text:span text:style-name="T486"> </text:span><text:span text:style-name="T487">students</text:span><text:span text:style-name="T488"> </text:span><text:span text:style-name="T489">are</text:span><text:span text:style-name="T490"> </text:span><text:span text:style-name="T491">announced</text:span><text:span text:style-name="T492">.</text:span></text:p>
      <text:p text:style-name="Text_20_body">Read more about Xapian and its API. Write examples by hands. Understand how blocks are working, splitting classes on groups.</text:p>
      <text:p text:style-name="Text_20_body">Creating an OTP application. Make a rebar plugin for easy configuration of building process. Create functions to connect to a database.</text:p>
      <text:p text:style-name="Text_20_body">Create datasets for testing. Develop and write tests.</text:p>
      <text:h text:style-name="Heading_20_2" text:outline-level="2">May 21th - July 9th</text:h>
      <text:p text:style-name="First_20_paragraph"><text:span text:style-name="T493">The</text:span><text:span text:style-name="T494"> </text:span><text:span text:style-name="T495">coding</text:span><text:span text:style-name="T496"> </text:span><text:span text:style-name="T497">period</text:span><text:span text:style-name="T498"> </text:span><text:span text:style-name="T499">consists</text:span><text:span text:style-name="T500"> </text:span><text:span text:style-name="T501">of</text:span><text:span text:style-name="T502"> </text:span><text:span text:style-name="T503">7</text:span><text:span text:style-name="T504"> </text:span><text:span text:style-name="T505">weeks</text:span><text:span text:style-name="T506"> </text:span><text:span text:style-name="T507">until</text:span><text:span text:style-name="T508"> </text:span><text:span text:style-name="T509">the</text:span><text:span text:style-name="T510"> </text:span><text:span text:style-name="T511">mid</text:span><text:span text:style-name="T512">-</text:span><text:span text:style-name="T513">term</text:span><text:span text:style-name="T514"> </text:span><text:span text:style-name="T515">(</text:span><text:span text:style-name="T516">July</text:span><text:span text:style-name="T517"> </text:span><text:span text:style-name="T518">9th</text:span><text:span text:style-name="T519">)</text:span><text:span text:style-name="T520">.</text:span></text:p>
      <text:list text:style-name="L4">
        <text:list-item>
          <text:p text:style-name="P4"><text:span text:style-name="T521">1</text:span><text:span text:style-name="T522"> </text:span><text:span text:style-name="T523">week</text:span><text:span text:style-name="T524">:</text:span> Writing code for making queries: Simple queries.</text:p>
        </text:list-item>
        <text:list-item>
          <text:p text:style-name="P4"><text:span text:style-name="T525">2</text:span><text:span text:style-name="T526"> </text:span><text:span text:style-name="T527">week</text:span><text:span text:style-name="T528">:</text:span> Writing code for making queries: Parametrized queries.</text:p>
        </text:list-item>
        <text:list-item>
          <text:p text:style-name="P4"><text:span text:style-name="T529">3</text:span><text:span text:style-name="T530"> </text:span><text:span text:style-name="T531">week</text:span><text:span text:style-name="T532">:</text:span> Writing index code: Simple indexes.</text:p>
        </text:list-item>
        <text:list-item>
          <text:p text:style-name="P4"><text:span text:style-name="T533">4</text:span><text:span text:style-name="T534"> </text:span><text:span text:style-name="T535">week</text:span><text:span text:style-name="T536">:</text:span> Writing index code: Indexes with parameters.</text:p>
        </text:list-item>
        <text:list-item>
          <text:p text:style-name="P4"><text:span text:style-name="T537">5</text:span><text:span text:style-name="T538"> </text:span><text:span text:style-name="T539">week</text:span><text:span text:style-name="T540">:</text:span> Writing iterators or replacement for them.</text:p>
        </text:list-item>
      </text:list>
      <text:h text:style-name="Heading_20_2" text:outline-level="2">July 10th - August 13th</text:h>
      <text:p text:style-name="First_20_paragraph"><text:span text:style-name="T541">5</text:span><text:span text:style-name="T542"> </text:span><text:span text:style-name="T543">weeks</text:span><text:span text:style-name="T544"> </text:span><text:span text:style-name="T545">to</text:span><text:span text:style-name="T546"> </text:span><text:span text:style-name="T547">the</text:span><text:span text:style-name="T548"> </text:span><text:span text:style-name="T549">"</text:span><text:span text:style-name="T550">suggested</text:span><text:span text:style-name="T551"> </text:span><text:span text:style-name="T552">'</text:span><text:span text:style-name="T553">pencils</text:span><text:span text:style-name="T554"> </text:span><text:span text:style-name="T555">down</text:span><text:span text:style-name="T556">'</text:span><text:span text:style-name="T557"> </text:span><text:span text:style-name="T558">date</text:span><text:span text:style-name="T559">"</text:span><text:span text:style-name="T560"> </text:span><text:span text:style-name="T561">(</text:span><text:span text:style-name="T562">August</text:span><text:span text:style-name="T563"> </text:span><text:span text:style-name="T564">13th</text:span><text:span text:style-name="T565">)</text:span><text:span text:style-name="T566">.</text:span></text:p>
      <text:list text:style-name="L5">
        <text:list-item>
          <text:p text:style-name="P5"><text:span text:style-name="T567">1</text:span><text:span text:style-name="T568"> </text:span><text:span text:style-name="T569">week</text:span><text:span text:style-name="T570">:</text:span> Managing exceptions and error handling. Writing documentation about error codes and exceptions.</text:p>
        </text:list-item>
        <text:list-item>
          <text:p text:style-name="P5"><text:span text:style-name="T571">2</text:span><text:span text:style-name="T572"> </text:span><text:span text:style-name="T573">week</text:span><text:span text:style-name="T574">:</text:span> Writing a pool with help of a pooler application. Testing supervisors.</text:p>
        </text:list-item>
        <text:list-item>
          <text:p text:style-name="P5"><text:span text:style-name="T575">3</text:span><text:span text:style-name="T576"> </text:span><text:span text:style-name="T577">week</text:span><text:span text:style-name="T578">:</text:span> Develop examples: simple index, simple search, console viewer.</text:p>
        </text:list-item>
        <text:list-item>
          <text:p text:style-name="P5"><text:span text:style-name="T579">4</text:span><text:span text:style-name="T580">-</text:span><text:span text:style-name="T581">5</text:span><text:span text:style-name="T582"> </text:span><text:span text:style-name="T583">week</text:span><text:span text:style-name="T584">:</text:span> Measuring efficiency, profiling, finding and fixing bottlenecks.</text:p>
        </text:list-item>
      </text:list>
      <text:h text:style-name="Heading_20_2" text:outline-level="2">August 14th - August 20th</text:h>
      <text:p text:style-name="First_20_paragraph"><text:span text:style-name="T585">1</text:span><text:span text:style-name="T586"> </text:span><text:span text:style-name="T587">week</text:span><text:span text:style-name="T588"> </text:span><text:span text:style-name="T589">to</text:span><text:span text:style-name="T590"> </text:span><text:span text:style-name="T591">the</text:span><text:span text:style-name="T592"> </text:span><text:span text:style-name="T593">"</text:span><text:span text:style-name="T594">firm</text:span><text:span text:style-name="T595"> </text:span><text:span text:style-name="T596">'</text:span><text:span text:style-name="T597">pencils</text:span><text:span text:style-name="T598"> </text:span><text:span text:style-name="T599">down</text:span><text:span text:style-name="T600">'</text:span><text:span text:style-name="T601"> </text:span><text:span text:style-name="T602">date</text:span><text:span text:style-name="T603">"</text:span><text:span text:style-name="T604"> </text:span><text:span text:style-name="T605">(</text:span><text:span text:style-name="T606">August</text:span><text:span text:style-name="T607"> </text:span><text:span text:style-name="T608">20th</text:span><text:span text:style-name="T609">)</text:span><text:span text:style-name="T610">.</text:span></text:p>
      <text:list text:style-name="L6">
        <text:list-item>
          <text:p text:style-name="P6"><text:span text:style-name="T611">1</text:span><text:span text:style-name="T612"> </text:span><text:span text:style-name="T613">week</text:span><text:span text:style-name="T614">:</text:span> Fixing minor bugs, polish documentation.</text:p>
        </text:list-item>
      </text:list>
      <text:h text:style-name="Heading_20_1" text:outline-level="1">Previous Discussion of your Project</text:h>
      <text:p text:style-name="First_20_paragraph">http://comments.gmane.org/gmane.comp.search.xapian.devel/18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